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99"/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000000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gradient" draw:fill-color="#000000" draw:fill-gradient-name="Black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-color="#9900ff"/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="gradient" draw:fill-color="#9900ff" draw:fill-gradient-name="Purple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-color="#3333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gradient" draw:fill-color="#3333ff" draw:fill-gradient-name="Blue"/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-color="#ff0000"/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gradient" draw:fill-color="#ff0000" draw:fill-gradient-name="Red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solid" svg:stroke-width="0in" svg:stroke-color="#000000" draw:marker-start-width="0.1402in" draw:marker-end-width="0.1402in" draw:fill-color="#ffff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402in" draw:marker-end-width="0.1402in" draw:fill-color="#ffff99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-width="0.1402in" draw:marker-end-width="0.1402in" draw:fill-color="#00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-width="0.1402in" draw:marker-end-width="0.1402in" draw:fill="gradient" draw:fill-color="#000000" draw:fill-gradient-name="Black" draw:textarea-horizontal-align="justify" draw:textarea-vertical-align="middle" draw:auto-grow-height="false" fo:min-height="0.9028in" fo:min-width="0.9028in" fo:padding-top="0in" fo:padding-bottom="0in" fo:padding-left="0in" fo:padding-right="0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-width="0.1402in" draw:marker-end-width="0.1402in" draw:fill-color="#9900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marker-start-width="0.1402in" draw:marker-end-width="0.1402in" draw:fill="gradient" draw:fill-color="#9900ff" draw:fill-gradient-name="Purpl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000000" draw:marker-start-width="0.1402in" draw:marker-end-width="0.1402in" draw:fill-color="#3333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in" svg:stroke-color="#000000" draw:marker-start-width="0.1402in" draw:marker-end-width="0.1402in" draw:fill="gradient" draw:fill-color="#3333ff" draw:fill-gradient-name="Blu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000000" draw:marker-start-width="0.1402in" draw:marker-end-width="0.1402in" draw:fill-color="#ff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-width="0.1402in" draw:marker-end-width="0.1402in" draw:fill="gradient" draw:fill-color="#ff0000" draw:fill-gradient-name="Red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0004in" svg:height="1.0004in" svg:x="0.8598in" svg:y="3.6201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" svg:width="1.0004in" svg:height="1.0004in" svg:x="2.8709in" svg:y="3.011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draw:text-style-name="P2" svg:width="1.0004in" svg:height="1.0004in" svg:x="0.7154in" svg:y="1.3362in"><text:p text:style-name="P1"><text:span text:style-name="T1">?</text:span></text:p><text:p text:style-name="P1"><text:span text:style-name="T2">+15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draw:text-style-name="P2" svg:width="1.0004in" svg:height="1.0004in" svg:x="0.8598in" svg:y="-0.4827in"><text:p text:style-name="P1"><text:span text:style-name="T1">?</text:span></text:p><text:p text:style-name="P1"><text:span text:style-name="T2">+3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2" draw:text-style-name="P3" svg:width="1.0004in" svg:height="1.0004in" svg:x="3.2228in" svg:y="1.3445in"><text:p text:style-name="P1"><text:span text:style-name="T1">?</text:span></text:p><text:p text:style-name="P1"><text:span text:style-name="T2">+15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" svg:width="1.0004in" svg:height="1.0004in" svg:x="5.2827in" svg:y="1.7693in"><text:p text:style-name="P1"><text:span text:style-name="T1">?</text:span></text:p><text:p text:style-name="P1"><text:span text:style-name="T2">+3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5" svg:width="1.0004in" svg:height="1.0004in" svg:x="1.8339in" svg:y="4.7118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6" svg:width="1.0004in" svg:height="1.0004in" svg:x="3.5689in" svg:y="4.95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5" draw:text-style-name="P7" svg:width="1.0004in" svg:height="1.0004in" svg:x="2.1181in" svg:y="6.2327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6" draw:text-style-name="P8" svg:width="1.0004in" svg:height="1.0004in" svg:x="3.5846in" svg:y="6.2807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7" draw:text-style-name="P9" svg:width="1.0004in" svg:height="1.0004in" svg:x="1.9827in" svg:y="7.6102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8" draw:text-style-name="P10" svg:width="1.0004in" svg:height="1.0004in" svg:x="3.6091in" svg:y="7.498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9" draw:text-style-name="P11" svg:width="1.0004in" svg:height="1.0004in" svg:x="0.0354in" svg:y="5.6398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10" draw:text-style-name="P12" svg:width="1.0004in" svg:height="1.0004in" svg:x="-0.7854in" svg:y="6.7646in"><text:p text:style-name="P4"><text:span text:style-name="T3">Faire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3" draw:text-style-name="P5" svg:width="1.0004in" svg:height="1.0004in" svg:x="4.5063in" svg:y="3.7165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4" draw:text-style-name="P6" svg:width="1.0004in" svg:height="1.0004in" svg:x="4.8909in" svg:y="5.2146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5" draw:text-style-name="P7" svg:width="1.0004in" svg:height="1.0004in" svg:x="1.261in" svg:y="6.0819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6" draw:text-style-name="P8" svg:width="1.0004in" svg:height="1.0004in" svg:x="4.7654in" svg:y="6.478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1" draw:style-name="gr8" draw:text-style-name="P10" svg:width="1.0004in" svg:height="1.0004in" svg:x="4.8016in" svg:y="7.7874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" draw:style-name="gr7" draw:text-style-name="P9" svg:width="1.0004in" svg:height="1.0004in" svg:x="0.9827in" svg:y="7.6102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10" draw:text-style-name="P12" svg:width="1.0004in" svg:height="1.0004in" svg:x="-0.5661in" svg:y="7.7646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9" draw:text-style-name="P11" svg:width="1.0004in" svg:height="1.0004in" svg:x="-0.2193in" svg:y="5.0492in"><text:p text:style-name="P4"><text:span text:style-name="T3">Valid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" draw:style-name="gr3" draw:text-style-name="P5" svg:width="1.0004in" svg:height="1.0004in" svg:x="1.072in" svg:y="2.6201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" draw:style-name="gr4" draw:text-style-name="P6" svg:width="1.0004in" svg:height="1.0004in" svg:x="3.1283in" svg:y="3.6189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" draw:style-name="gr5" draw:text-style-name="P7" svg:width="1.0004in" svg:height="1.0004in" svg:x="2.1181in" svg:y="6.2327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" draw:style-name="gr6" draw:text-style-name="P8" svg:width="1.0004in" svg:height="1.0004in" svg:x="3.5846in" svg:y="6.2807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7" draw:text-style-name="P9" svg:width="1.0004in" svg:height="1.0004in" svg:x="1.9827in" svg:y="7.6102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" draw:style-name="gr8" draw:text-style-name="P10" svg:width="1.0004in" svg:height="1.0004in" svg:x="3.6091in" svg:y="7.498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" draw:style-name="gr9" draw:text-style-name="P11" svg:width="1.0004in" svg:height="1.0004in" svg:x="-0.3819in" svg:y="4.1008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10" draw:text-style-name="P12" svg:width="1.0004in" svg:height="1.0004in" svg:x="0.4339in" svg:y="7.6102in"><text:p text:style-name="P4"><text:span text:style-name="T3">Rejeter</text:span></text:p><text:p text:style-name="P4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ck" draw:style="linear" draw:start-color="#666666" draw:end-color="#000000" draw:start-intensity="100%" draw:end-intensity="100%" draw:angle="300" draw:border="0%"/>
    <draw:gradient draw:name="Blue" draw:style="linear" draw:start-color="#9999ff" draw:end-color="#3333ff" draw:start-intensity="100%" draw:end-intensity="100%" draw:angle="300" draw:border="0%"/>
    <draw:gradient draw:name="Purple" draw:style="linear" draw:start-color="#cc66ff" draw:end-color="#9900ff" draw:start-intensity="100%" draw:end-intensity="100%" draw:angle="300" draw:border="0%"/>
    <draw:gradient draw:name="Red" draw:style="linear" draw:start-color="#ff3333" draw:end-color="#ff0000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9:10:50.947770782</meta:creation-date>
    <dc:date>2018-04-03T22:57:30.855033129</dc:date>
    <meta:editing-duration>PT9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